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41.59mm"/>
    </style:style>
    <style:style style:name="co25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2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72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2.86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3.86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6.88mm"/>
    </style:style>
    <style:style style:name="co21" style:family="table-column">
      <style:table-column-properties fo:break-before="auto" style:column-width="13.07mm"/>
    </style:style>
    <style:style style:name="co26" style:family="table-column">
      <style:table-column-properties fo:break-before="auto" style:column-width="11.13mm"/>
    </style:style>
    <style:style style:name="co27" style:family="table-column">
      <style:table-column-properties fo:break-before="auto" style:column-width="14.36mm"/>
    </style:style>
    <style:style style:name="co28" style:family="table-column">
      <style:table-column-properties fo:break-before="auto" style:column-width="22.05mm"/>
    </style:style>
    <style:style style:name="co29" style:family="table-column">
      <style:table-column-properties fo:break-before="auto" style:column-width="19.05mm"/>
    </style:style>
    <style:style style:name="co30" style:family="table-column">
      <style:table-column-properties fo:break-before="auto" style:column-width="22.33mm"/>
    </style:style>
    <style:style style:name="ro9" style:family="table-row">
      <style:table-row-properties style:row-height="7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52" style:family="table-cell" style:parent-style-name="Default">
      <style:text-properties style:text-underline-style="none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7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8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1" style:family="table-cell" style:parent-style-name="Default">
      <style:text-properties style:text-underline-style="none"/>
    </style:style>
    <style:style style:name="ce6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6" table:default-cell-style-name="ce17"/>
        <table:table-column table:style-name="co7" table:default-cell-style-name="ce27"/>
        <table:table-column table:style-name="co8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47"/>
        <table:table-column table:style-name="co10" table:default-cell-style-name="ce21"/>
        <table:table-column table:style-name="co16" table:default-cell-style-name="ce13"/>
        <table:table-column table:style-name="co17" table:default-cell-style-name="ce14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3" table:default-cell-style-name="ce15"/>
        <table:table-column table:style-name="co21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9"/>
        <table:table-column table:style-name="co30" table:default-cell-style-name="ce9"/>
        <table:table-column table:style-name="co22" table:number-columns-repeated="995" table:default-cell-style-name="ce4"/>
        <table:table-column table:style-name="co22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listed 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21.55" calcext:value-type="float">
            <text:p>21.5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IF(ISBLANK([.U2]); [.P2]; [.P2]-[.R2])" office:value-type="float" office:value="9.05" calcext:value-type="float">
            <text:p>9.0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formula="of:=IF(ISBLANK([.U3]); [.P3]; [.P3]-[.R3])" office:value-type="float" office:value="4.4" calcext:value-type="float">
            <text:p>4.4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formula="of:=IF(ISBLANK([.U4]); [.Q4]; [.Q4]-[.R4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5]); [.P5]; [.P5]-[.R5])" office:value-type="float" office:value="11.76" calcext:value-type="float">
            <text:p>11.7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6]); [.P6]; [.P6]-[.R6])" office:value-type="float" office:value="11.38" calcext:value-type="float">
            <text:p>11.3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IF(ISBLANK([.U7]); [.P7]; [.P7]-[.R7])" office:value-type="float" office:value="10.81" calcext:value-type="float">
            <text:p>10.8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8]); [.P8]; [.P8]-[.R8])" office:value-type="float" office:value="3.7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9]); [.P9]; [.P9]-[.R9])" office:value-type="float" office:value="6.5" calcext:value-type="float">
            <text:p>6.5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ric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U10]); [.P10]; [.P10]-[.R10])" office:value-type="float" office:value="9.12" calcext:value-type="float">
            <text:p>9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Souther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formula="of:=IF(ISBLANK([.U11]); [.P11]; [.P11]-[.R11])" office:value-type="float" office:value="2.22" calcext:value-type="float">
            <text:p>2.2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IF(ISBLANK([.U12]); [.P12]; [.P12]-[.R12])" office:value-type="float" office:value="1.84" calcext:value-type="float">
            <text:p>1.8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formula="of:=IF(ISBLANK([.U13]); [.P13]; [.P13]-[.R13])" office:value-type="float" office:value="0.6" calcext:value-type="float">
            <text:p>0.6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formula="of:=IF(ISBLANK([.U14]); [.P14]; [.P14]-[.R14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IF(ISBLANK([.U15]); [.P15]; [.P15]-[.R15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njay Mezz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IF(ISBLANK([.U16]); [.P16]; [.P16]-[.R16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nana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formula="of:=IF(ISBLANK([.U17]); [.P17]; [.P17]-[.R17])" office:value-type="float" office:value="20.2" calcext:value-type="float">
            <text:p>20.2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rramundi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ISBLANK([.U18]); [.P18]; [.P18]-[.R18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formula="of:=IF(ISBLANK([.U19]); [.P19]; [.P19]-[.R19])" office:value-type="float" office:value="29.3" calcext:value-type="float">
            <text:p>29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ood 4U+U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U20]); [.P20]; [.P20]-[.R20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prout Garden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IF(ISBLANK([.U21]); [.P21]; [.P21]-[.R21])" office:value-type="float" office:value="5.93" calcext:value-type="float">
            <text:p>5.93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U22]); [.P22]; [.P22]-[.R22])" office:value-type="float" office:value="1.4" calcext:value-type="float">
            <text:p>1.4</text:p>
          </table:table-cell>
          <table:table-cell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tenderloin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U23]); [.P23]; [.P23]-[.R2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heeky Blonde</text:p>
          </table:table-cell>
          <table:table-cell table:number-columns-repeated="3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formula="of:=IF(ISBLANK([.U24]); [.P24]; [.P24]-[.R24])" office:value-type="float" office:value="1.3030303030303" calcext:value-type="float">
            <text:p>1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formula="of:=IF(ISBLANK([.U25]); [.P25]; [.P25]-[.R25])" office:value-type="float" office:value="0.985915492957746" calcext:value-type="float">
            <text:p>0.9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formula="of:=IF(ISBLANK([.U26]); [.P26]; [.P26]-[.R26])" office:value-type="float" office:value="2.60869565217391" calcext:value-type="float">
            <text:p>2.6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U27]); [.P27]; [.P27]-[.R27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IF(ISBLANK([.U28]); [.P28]; [.P28]-[.R28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eetro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formula="of:=IF(ISBLANK([.U29]); [.P29]; [.P29]-[.R29])" office:value-type="float" office:value="7.7" calcext:value-type="float">
            <text:p>7.7</text:p>
          </table:table-cell>
          <table:table-cell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arley</text:p>
          </table:table-cell>
          <table:table-cell table:style-name="ce21"/>
          <table:table-cell table:style-name="ce21" office:value-type="string" calcext:value-type="string">
            <text:p>bran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formula="of:=IF(ISBLANK([.U30]); [.P30]; [.P30]-[.R30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formula="of:=IF(ISBLANK([.U31]); [.P31]; [.P31]-[.R31])" office:value-type="float" office:value="29.8" calcext:value-type="float">
            <text:p>29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1" office:value-type="string" calcext:value-type="string">
            <text:p>seed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formula="of:=IF(ISBLANK([.U32]); [.P32]; [.P32]-[.R32])" office:value-type="float" office:value="26.4" calcext:value-type="float">
            <text:p>26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1" office:value-type="string" calcext:value-type="string">
            <text:p>rye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formula="of:=IF(ISBLANK([.U33]); [.P33]; [.P33]-[.R33])" office:value-type="float" office:value="35.4" calcext:value-type="float">
            <text:p>35.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formula="of:=IF(ISBLANK([.U34]); [.P34]; [.P34]-[.R34])" office:value-type="float" office:value="24" calcext:value-type="float">
            <text:p>2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formula="of:=IF(ISBLANK([.U35]); [.P35]; [.P35]-[.R35])" office:value-type="float" office:value="23.2" calcext:value-type="float">
            <text:p>23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formula="of:=IF(ISBLANK([.U36]); [.P36]; [.P36]-[.R36])" office:value-type="float" office:value="37.5" calcext:value-type="float">
            <text:p>37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IF(ISBLANK([.U37]); [.P37]; [.P37]-[.R37])" office:value-type="float" office:value="39.5" calcext:value-type="float">
            <text:p>39.5</text:p>
          </table:table-cell>
          <table:table-cell table:number-columns-repeated="1001"/>
        </table:table-row>
        <table:table-row table:style-name="ro5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IF(ISBLANK([.U38]); [.P38]; [.P38]-[.R38])" office:value-type="float" office:value="43.9" calcext:value-type="float">
            <text:p>43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formula="of:=IF(ISBLANK([.U39]); [.P39]; [.P39]-[.R39])" office:value-type="float" office:value="34.2" calcext:value-type="float">
            <text:p>34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formula="of:=IF(ISBLANK([.U40]); [.P40]; [.P40]-[.R40])" office:value-type="float" office:value="28.6" calcext:value-type="float">
            <text:p>28.6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formula="of:=IF(ISBLANK([.U41]); [.P41]; [.P41]-[.R41])" office:value-type="float" office:value="31.2" calcext:value-type="float">
            <text:p>31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formula="of:=IF(ISBLANK([.U42]); [.P42]; [.P42]-[.R4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formula="of:=IF(ISBLANK([.U43]); [.P43]; [.P43]-[.R43])" office:value-type="float" office:value="27.7" calcext:value-type="float">
            <text:p>27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IF(ISBLANK([.U44]); [.P44]; [.P44]-[.R44])" office:value-type="float" office:value="37.1" calcext:value-type="float">
            <text:p>37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formula="of:=IF(ISBLANK([.U45]); [.P45]; [.P45]-[.R45])" office:value-type="float" office:value="48.2" calcext:value-type="float">
            <text:p>48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formula="of:=IF(ISBLANK([.U46]); [.P46]; [.P46]-[.R46])" office:value-type="float" office:value="47" calcext:value-type="float">
            <text:p>47</text:p>
          </table:table-cell>
          <table:table-cell table:number-columns-repeated="1001"/>
        </table:table-row>
        <table:table-row table:style-name="ro6">
          <table:table-cell table:style-name="ce21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IF(ISBLANK([.U47]); [.P47]; [.P47]-[.R47])" office:value-type="float" office:value="39.6" calcext:value-type="float">
            <text:p>39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IF(ISBLANK([.U48]); [.P48]; [.P48]-[.R48])" office:value-type="float" office:value="39.4" calcext:value-type="float">
            <text:p>39.4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IF(ISBLANK([.U49]); [.P49]; [.P49]-[.R49])" office:value-type="float" office:value="36.3" calcext:value-type="float">
            <text:p>36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formula="of:=IF(ISBLANK([.U50]); [.P50]; [.P50]-[.R50])" office:value-type="float" office:value="37" calcext:value-type="float">
            <text:p>3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ad bean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IF(ISBLANK([.U51]); [.P51]; [.P51]-[.R51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formula="of:=IF(ISBLANK([.U52]); [.P52]; [.P52]-[.R52])" office:value-type="float" office:value="4.04" calcext:value-type="float">
            <text:p>4.0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formula="of:=IF(ISBLANK([.U53]); [.P53]; [.P53]-[.R53])" office:value-type="float" office:value="5.15" calcext:value-type="float">
            <text:p>5.1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formula="of:=IF(ISBLANK([.U54]); [.P54]; [.P54]-[.R54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formula="of:=IF(ISBLANK([.U55]); [.P55]; [.P55]-[.R55])" office:value-type="float" office:value="3.93" calcext:value-type="float">
            <text:p>3.9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56]); [.P56]; [.P56]-[.R56])" office:value-type="float" office:value="3.5" calcext:value-type="float">
            <text:p>3.5</text:p>
          </table:table-cell>
          <table:table-cell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IF(ISBLANK([.U57]); [.P57]; [.P57]-[.R57])" office:value-type="float" office:value="2.5" calcext:value-type="float">
            <text:p>2.5</text:p>
          </table:table-cell>
          <table:table-cell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IF(ISBLANK([.U58]); [.P58]; [.P58]-[.R58])" office:value-type="float" office:value="2.94" calcext:value-type="float">
            <text:p>2.9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formula="of:=IF(ISBLANK([.U59]); [.P59]; [.P59]-[.R59])" office:value-type="float" office:value="4.22" calcext:value-type="float">
            <text:p>4.2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bohydrate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BLANK([.U60]); [.P60]; [.P60]-[.R60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formula="of:=IF(ISBLANK([.U61]); [.P61]; [.P61]-[.R61])" office:value-type="float" office:value="6.8" calcext:value-type="float">
            <text:p>6.8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formula="of:=IF(ISBLANK([.U62]); [.P62]; [.P62]-[.R62])" office:value-type="float" office:value="5" calcext:value-type="float">
            <text:p>5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formula="of:=IF(ISBLANK([.U63]); [.P63]; [.P63]-[.R63])" office:value-type="float" office:value="26.89" calcext:value-type="float">
            <text:p>26.8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formula="of:=IF(ISBLANK([.U64]); [.P64]; [.P64]-[.R64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formula="of:=IF(ISBLANK([.U65]); [.P65]; [.P65]-[.R65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7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uliflow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formula="of:=IF(ISBLANK([.U66]); [.P66]; [.P66]-[.R66])" office:value-type="float" office:value="2.87" calcext:value-type="float">
            <text:p>2.8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cauliflower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formula="of:=IF(ISBLANK([.U67]); [.P67]; [.P67]-[.R67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IF(ISBLANK([.U68]); [.P68]; [.P68]-[.R68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30"/>
          <table:table-cell table:style-name="ce21" office:value-type="string" calcext:value-type="string">
            <text:p>bocconcini</text:p>
          </table:table-cell>
          <table:table-cell table:style-name="ce21"/>
          <table:table-cell table:style-name="Default" office:value-type="string" calcext:value-type="string">
            <text:p>cheese</text:p>
          </table:table-cell>
          <table:table-cell table:style-name="ce21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IF(ISBLANK([.U69]); [.P69]; [.P69]-[.R69])" office:value-type="float" office:value="0.9" calcext:value-type="float">
            <text:p>0.9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70]); [.P70]; [.P70]-[.R70])" office:value-type="float" office:value="4.5" calcext:value-type="float">
            <text:p>4.5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IF(ISBLANK([.U71]); [.P71]; [.P71]-[.R7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1" office:value-type="string" calcext:value-type="string">
            <text:p>soy-bean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formula="of:=IF(ISBLANK([.U72]); [.P72]; [.P72]-[.R72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73]); [.P73]; [.P73]-[.R73])"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0"/>
          <table:table-cell table:number-columns-repeated="2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mince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4">
          <table:table-cell table:style-name="ce21"/>
          <table:table-cell table:style-name="ce26"/>
          <table:table-cell table:style-name="ce21" office:value-type="string" calcext:value-type="string">
            <text:p>tinned</text:p>
          </table:table-cell>
          <table:table-cell table:style-name="ce21"/>
          <table:table-cell table:style-name="ce21" office:value-type="string" calcext:value-type="string">
            <text:p>chickpeas</text:p>
          </table:table-cell>
          <table:table-cell table:style-name="ce21"/>
          <table:table-cell table:style-name="ce26" office:value-type="string" calcext:value-type="string">
            <text:p>drained and rinsed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formula="of:=IF(ISBLANK([.U75]); [.P75]; [.P75]-[.R75])" office:value-type="float" office:value="16.57" calcext:value-type="float">
            <text:p>16.5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hil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formula="of:=IF(ISBLANK([.U76]); [.P76]; [.P76]-[.R76])" office:value-type="float" office:value="7.31" calcext:value-type="float">
            <text:p>7.3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70% cocoa</text:p>
          </table:table-cell>
          <table:table-cell table:style-name="ce21"/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77]); [.P77]; [.P77]-[.R77])" office:value-type="float" office:value="30.8" calcext:value-type="float">
            <text:p>30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/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formula="of:=IF(ISBLANK([.U78]); [.P78]; [.P78]-[.R78])" office:value-type="float" office:value="16.2" calcext:value-type="float">
            <text:p>16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olfin</text:p>
          </table:table-cell>
          <table:table-cell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8% cocoa</text:p>
          </table:table-cell>
          <table:table-cell table:style-name="ce21"/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79]); [.P79]; [.P79]-[.R79])" office:value-type="float" office:value="18" calcext:value-type="float">
            <text:p>1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6" office:value-type="string" calcext:value-type="string">
            <text:p>85% cocoa</text:p>
          </table:table-cell>
          <table:table-cell table:style-name="ce21"/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80]); [.P80]; [.P80]-[.R80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0% cocoa</text:p>
          </table:table-cell>
          <table:table-cell table:style-name="ce21"/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F(ISBLANK([.U81]); [.P81]; [.P81]-[.R81])" office:value-type="float" office:value="12.5" calcext:value-type="float">
            <text:p>12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rugina</text:p>
          </table:table-cell>
          <table:table-cell table:style-name="ce26"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/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IF(ISBLANK([.U82]); [.P82]; [.P82]-[.R82])" office:value-type="float" office:value="17" calcext:value-type="float">
            <text:p>1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 table:number-columns-repeated="3"/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U83]); [.P83]; [.P83]-[.R83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lack Gold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3"/>
          <table:table-cell office:value-type="string" calcext:value-type="string">
            <text:p>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84]); [.P84]; [.P84]-[.R84])" office:value-type="float" office:value="54" calcext:value-type="float">
            <text:p>5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/>
          <table:table-cell table:style-name="ce21" office:value-type="string" calcext:value-type="string">
            <text:p>reduced fat</text:p>
          </table:table-cell>
          <table:table-cell table:style-name="ce21"/>
          <table:table-cell table:style-name="ce21" office:value-type="string" calcext:value-type="string">
            <text:p>cocoa powder</text:p>
          </table:table-cell>
          <table:table-cell table:style-name="ce21" table:number-columns-repeated="3"/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ISBLANK([.U85]); [.P85]; [.P85]-[.R85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od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ISBLANK([.U86]); [.P86]; [.P86]-[.R86])"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ttage chees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87]); [.P87]; [.P87]-[.R87])" office:value-type="float" office:value="4.2" calcext:value-type="float">
            <text:p>4.2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formula="of:=IF(ISBLANK([.U88]); [.P88]; [.P88]-[.R88])" office:value-type="float" office:value="75.5" calcext:value-type="float">
            <text:p>75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cracker</text:p>
          </table:table-cell>
          <table:table-cell table:style-name="ce21"/>
          <table:table-cell table:style-name="ce19"/>
          <table:table-cell table:style-name="ce21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formula="of:=IF(ISBLANK([.U89]); [.P89]; [.P89]-[.R89])" office:value-type="float" office:value="62.3" calcext:value-type="float">
            <text:p>62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formula="of:=IF(ISBLANK([.U90]); [.P90]; [.P90]-[.R90])" office:value-type="float" office:value="64" calcext:value-type="float">
            <text:p>64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formula="of:=IF(ISBLANK([.U91]); [.P91]; [.P91]-[.R91])" office:value-type="float" office:value="62.2" calcext:value-type="float">
            <text:p>62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Waferthins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IF(ISBLANK([.U92]); [.P92]; [.P92]-[.R92])" office:value-type="float" office:value="77" calcext:value-type="float">
            <text:p>7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formula="of:=IF(ISBLANK([.U93]); [.P93]; [.P93]-[.R93])" office:value-type="float" office:value="56" calcext:value-type="float">
            <text:p>5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old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rumpet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formula="of:=IF(ISBLANK([.U94]); [.P94]; [.P94]-[.R94])" office:value-type="float" office:value="35.5" calcext:value-type="float">
            <text:p>35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U95]); [.P95]; [.P95]-[.R95])" office:value-type="float" office:value="3.13" calcext:value-type="float">
            <text:p>3.1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ebanese</text:p>
          </table:table-cell>
          <table:table-cell table:style-name="ce21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ISBLANK([.U96]); [.P96]; [.P96]-[.R96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curran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formula="of:=IF(ISBLANK([.U97]); [.P97]; [.P97]-[.R97])" office:value-type="float" office:value="73" calcext:value-type="float">
            <text:p>73</text:p>
          </table:table-cell>
          <table:table-cell table:number-columns-repeated="1001"/>
        </table:table-row>
        <table:table-row table:style-name="ro7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shelled</text:p>
          </table:table-cell>
          <table:table-cell table:style-name="ce21" office:value-type="string" calcext:value-type="string">
            <text:p>edamam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formula="of:=IF(ISBLANK([.U98]); [.P98]; [.P98]-[.R98])" office:value-type="float" office:value="10.7" calcext:value-type="float">
            <text:p>10.7</text:p>
          </table:table-cell>
          <table:table-cell table:number-columns-repeated="1001"/>
        </table:table-row>
        <table:table-row table:style-name="ro7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 office:value-type="string" calcext:value-type="string">
            <text:p>unshelled</text:p>
          </table:table-cell>
          <table:table-cell table:style-name="ce21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IF(ISBLANK([.U99]); [.P99]; [.P99]-[.R99])"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ISBLANK([.U100]); [.P100]; [.P100]-[.R100])" office:value-type="float" office:value="2.88" calcext:value-type="float">
            <text:p>2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IF(ISBLANK([.U101]); [.P101]; [.P101]-[.R101])" office:value-type="float" office:value="2.4" calcext:value-type="float">
            <text:p>2.4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at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BLANK([.U102]); [.P102]; [.P102]-[.R102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formula="of:=IF(ISBLANK([.U103]); [.P103]; [.P103]-[.R103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fennel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formula="of:=IF(ISBLANK([.U104]); [.P104]; [.P104]-[.R104])" office:value-type="float" office:value="3.3" calcext:value-type="float">
            <text:p>3.3</text:p>
          </table:table-cell>
          <table:table-cell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ig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formula="of:=IF(ISBLANK([.U105]); [.P105]; [.P105]-[.R105])" office:value-type="float" office:value="16.28" calcext:value-type="float">
            <text:p>16.2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8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goji berri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formula="of:=IF(ISBLANK([.U106]); [.P106]; [.P106]-[.R106])" office:value-type="float" office:value="60.3" calcext:value-type="float">
            <text:p>60.3</text:p>
          </table:table-cell>
          <table:table-cell table:number-columns-repeated="1001"/>
        </table:table-row>
        <table:table-row table:style-name="ro8">
          <table:table-cell table:style-name="ce21"/>
          <table:table-cell table:style-name="ce26"/>
          <table:table-cell table:style-name="ce21" office:value-type="string" calcext:value-type="string">
            <text:p>seedless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grap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IF(ISBLANK([.U107]); [.P107]; [.P107]-[.R107])" office:value-type="float" office:value="17.2" calcext:value-type="float">
            <text:p>17.2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8">
          <table:table-cell table:style-name="ce21" office:value-type="string" calcext:value-type="string">
            <text:p>Birds Eye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108]); [.P108]; [.P108]-[.R108])" office:value-type="float" office:value="5.6" calcext:value-type="float">
            <text:p>5.6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formula="of:=IF(ISBLANK([.U109]); [.P109]; [.P109]-[.R109])" office:value-type="float" office:value="6.97" calcext:value-type="float">
            <text:p>6.9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formula="of:=IF(ISBLANK([.U110]); [.P110]; [.P110]-[.R110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addock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IF(ISBLANK([.U111]); [.P111]; [.P111]-[.R111])"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2"/>
          <table:table-cell table:style-name="Default" table:number-columns-repeated="2"/>
          <table:table-cell table:style-name="ce21" office:value-type="string" calcext:value-type="string">
            <text:p>hazelnuts</text:p>
          </table:table-cell>
          <table:table-cell table:style-name="ce21"/>
          <table:table-cell table:style-name="ce5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IF(ISBLANK([.U112]); [.P112]; [.P112]-[.R112])"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oney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ISBLANK([.U113]); [.P113]; [.P113]-[.R113])" office:value-type="float" office:value="83.1" calcext:value-type="float">
            <text:p>83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IF(ISBLANK([.U114]); [.P114]; [.P114]-[.R114])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ilpe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formula="of:=IF(ISBLANK([.U115]); [.P115]; [.P115]-[.R115])" office:value-type="float" office:value="8.6" calcext:value-type="float">
            <text:p>8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erri</text:p>
          </table:table-cell>
          <table:table-cell table:style-name="ce26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juic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U116]); [.P116]; [.P116]-[.R116])" office:value-type="float" office:value="10.5" calcext:value-type="float">
            <text:p>10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e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9.32" calcext:value-type="float">
            <text:p>9.3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IF(ISBLANK([.U117]); [.P117]; [.P117]-[.R117])" office:value-type="float" office:value="6.52" calcext:value-type="float">
            <text:p>6.5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lentils</text:p>
          </table:table-cell>
          <table:table-cell table:style-name="ce21"/>
          <table:table-cell table:style-name="ce26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ISBLANK([.U118]); [.P118]; [.P118]-[.R118])"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utter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formula="of:=IF(ISBLANK([.U119]); [.P119]; [.P119]-[.R119])" office:value-type="float" office:value="1.13" calcext:value-type="float">
            <text:p>1.1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Cos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formula="of:=IF(ISBLANK([.U120]); [.P120]; [.P120]-[.R120])" office:value-type="float" office:value="1.19" calcext:value-type="float">
            <text:p>1.1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formula="of:=IF(ISBLANK([.U121]); [.P121]; [.P121]-[.R121])" office:value-type="float" office:value="1.57" calcext:value-type="float">
            <text:p>1.5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iceberg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IF(ISBLANK([.U122]); [.P122]; [.P122]-[.R122])" office:value-type="float" office:value="1.77" calcext:value-type="float">
            <text:p>1.7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formula="of:=IF(ISBLANK([.U123]); [.P123]; [.P123]-[.R123])" office:value-type="float" office:value="1.36" calcext:value-type="float">
            <text:p>1.3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ing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ISBLANK([.U124]); [.P124]; [.P124]-[.R124])"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4">
          <table:table-cell table:style-name="ce21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1" table:number-columns-repeated="2"/>
          <table:table-cell table:style-name="ce21" office:value-type="string" calcext:value-type="string">
            <text:p>linseed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formula="of:=IF(ISBLANK([.U125]); [.P125]; [.P125]-[.R125])" office:value-type="float" office:value="28.9" calcext:value-type="float">
            <text:p>28.9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Pacif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ISBLANK([.U126]); [.P126]; [.P126]-[.R126])"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ngelo Parodi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IF(ISBLANK([.U127]); [.P127]; [.P127]-[.R127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IF(ISBLANK([.U128]); [.P128]; [.P128]-[.R128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IF(ISBLANK([.U129]); [.P129]; [.P129]-[.R129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130]); [.P130]; [.P130]-[.R130])" office:value-type="float" office:value="0.1" calcext:value-type="float">
            <text:p>0.1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King Oscar</text:p>
          </table:table-cell>
          <table:table-cell table:style-name="ce26"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mediterranean styl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formula="of:=IF(ISBLANK([.U131]); [.P131]; [.P131]-[.R131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IF(ISBLANK([.U132]); [.P132]; [.P132]-[.R132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IF(ISBLANK([.U133]); [.P133]; [.P133]-[.R133])" office:value-type="float" office:value="0.5" calcext:value-type="float">
            <text:p>0.5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 and herbs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formula="of:=IF(ISBLANK([.U134]); [.P134]; [.P134]-[.R134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dar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3.34" calcext:value-type="float">
            <text:p>13.3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135]); [.P135]; [.P135]-[.R135])" office:value-type="float" office:value="11.54" calcext:value-type="float">
            <text:p>11.5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g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U136]); [.P136]; [.P136]-[.R136])" office:value-type="float" office:value="13.38" calcext:value-type="float">
            <text:p>13.3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137]); [.P137]; [.P137]-[.R137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ISBLANK([.U138]); [.P138]; [.P138]-[.R138])" office:value-type="float" office:value="5.2" calcext:value-type="float">
            <text:p>5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U139]); [.P139]; [.P139]-[.R139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ISBLANK([.U140]); [.P140]; [.P140]-[.R140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141]); [.P141]; [.P141]-[.R141])" office:value-type="float" office:value="4.7" calcext:value-type="float">
            <text:p>4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1" office:value-type="string" calcext:value-type="string">
            <text:p>ski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142]); [.P142]; [.P142]-[.R142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43]); [.P143]; [.P143]-[.R143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Norc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ISBLANK([.U144]); [.P144]; [.P144]-[.R144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orwong</text:p>
          </table:table-cell>
          <table:table-cell table:style-name="ce21"/>
          <table:table-cell table:style-name="ce19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ISBLANK([.U145]); [.P145]; [.P145]-[.R14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ISBLANK([.U146]); [.P146]; [.P146]-[.R14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1" office:value-type="string" calcext:value-type="string">
            <text:p>lamb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ISBLANK([.U147]); [.P147]; [.P147]-[.R14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U148]); [.P148]; [.P148]-[.R14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49]); [.P149]; [.P149]-[.R14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50]); [.P150]; [.P150]-[.R150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1" office:value-type="string" calcext:value-type="string">
            <text:p>pork &amp; beef 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 office:value-type="string" calcext:value-type="string">
            <text:p>70% pork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formula="of:=IF(ISBLANK([.U151]); [.P151]; [.P151]-[.R151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1" office:value-type="string" calcext:value-type="string">
            <text:p>pork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formula="of:=IF(ISBLANK([.U152]); [.P152]; [.P152]-[.R152])" office:value-type="float" office:value="0" calcext:value-type="float">
            <text:p>0</text:p>
          </table:table-cell>
          <table:table-cell table:number-columns-repeated="1001"/>
        </table:table-row>
        <table:table-row table:style-name="ro6">
          <table:table-cell table:style-name="ce21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1" office:value-type="string" calcext:value-type="string">
            <text:p>mixed sprouts</text:p>
          </table:table-cell>
          <table:table-cell table:style-name="ce21"/>
          <table:table-cell table:style-name="ce21" office:value-type="string" calcext:value-type="string">
            <text:p>chickpea, mung, lentil, peas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formula="of:=IF(ISBLANK([.U153]); [.P153]; [.P153]-[.R153])" office:value-type="float" office:value="16.9833333333333" calcext:value-type="float">
            <text:p>16.9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mung bean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IF(ISBLANK([.U154]); [.P154]; [.P154]-[.R154])" office:value-type="float" office:value="4.14" calcext:value-type="float">
            <text:p>4.1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muscatel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formula="of:=IF(ISBLANK([.U155]); [.P155]; [.P155]-[.R155])" office:value-type="float" office:value="73" calcext:value-type="float">
            <text:p>73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U156]); [.P156]; [.P156]-[.R156])" office:value-type="float" office:value="2.26" calcext:value-type="float">
            <text:p>2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IF(ISBLANK([.U157]); [.P157]; [.P157]-[.R157]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formula="of:=IF(ISBLANK([.U158]); [.P158]; [.P158]-[.R158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ühne</text:p>
          </table:table-cell>
          <table:table-cell table:style-name="ce26"/>
          <table:table-cell table:style-name="ce21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formula="of:=IF(ISBLANK([.U159]); [.P159]; [.P159]-[.R159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U160]); [.P160]; [.P160]-[.R160])" office:value-type="float" office:value="0.2" calcext:value-type="float">
            <text:p>0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U161]); [.P161]; [.P161]-[.R161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formula="of:=IF(ISBLANK([.U162]); [.P162]; [.P162]-[.R162])" office:value-type="float" office:value="7.6" calcext:value-type="float">
            <text:p>7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 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formula="of:=IF(ISBLANK([.U163]); [.P163]; [.P163]-[.R163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nectarin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IF(ISBLANK([.U164]); [.P164]; [.P164]-[.R164])" office:value-type="float" office:value="8.85" calcext:value-type="float">
            <text:p>8.8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4">
          <table:table-cell table:style-name="ce21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1" office:value-type="string" calcext:value-type="string">
            <text:p>nut butter</text:p>
          </table:table-cell>
          <table:table-cell table:style-name="ce21"/>
          <table:table-cell table:style-name="ce21" office:value-type="string" calcext:value-type="string">
            <text:p>peanut, brazil nut, cashew</text:p>
          </table:table-cell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formula="of:=IF(ISBLANK([.U165]); [.P165]; [.P165]-[.R165])"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IF(ISBLANK([.U166]); [.P166]; [.P166]-[.R166])"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/>
          <table:table-cell table:style-name="ce21" office:value-type="string" calcext:value-type="string">
            <text:p>extra virgin</text:p>
          </table:table-cell>
          <table:table-cell table:style-name="ce21" office:value-type="string" calcext:value-type="string">
            <text:p>oliv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BLANK([.U167]); [.P167]; [.P167]-[.R16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IF(ISBLANK([.U168]); [.P168]; [.P168]-[.R168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IF(ISBLANK([.U169]); [.P169]; [.P169]-[.R16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U170]); [.P170]; [.P170]-[.R17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ree Three’s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IF(ISBLANK([.U171]); [.P171]; [.P171]-[.R171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U172]); [.P172]; [.P172]-[.R17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/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Kalamata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IF(ISBLANK([.U173]); [.P173]; [.P173]-[.R173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formula="of:=IF(ISBLANK([.U174]); [.P174]; [.P174]-[.R174])" office:value-type="float" office:value="2.6" calcext:value-type="float">
            <text:p>2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formula="of:=IF(ISBLANK([.U175]); [.P175]; [.P175]-[.R175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9.34" calcext:value-type="float">
            <text:p>9.3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IF(ISBLANK([.U176]); [.P176]; [.P176]-[.R176])" office:value-type="float" office:value="7.64" calcext:value-type="float">
            <text:p>7.6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IF(ISBLANK([.U177]); [.P177]; [.P177]-[.R177])" office:value-type="float" office:value="9.35" calcext:value-type="float">
            <text:p>9.3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navel</text:p>
          </table:table-cell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2.54" calcext:value-type="float">
            <text:p>12.5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IF(ISBLANK([.U178]); [.P178]; [.P178]-[.R178])" office:value-type="float" office:value="10.34" calcext:value-type="float">
            <text:p>10.3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apay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10.82" calcext:value-type="float">
            <text:p>10.8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formula="of:=IF(ISBLANK([.U179]); [.P179]; [.P179]-[.R179])" office:value-type="float" office:value="9.12" calcext:value-type="float">
            <text:p>9.1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rsim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8.59" calcext:value-type="float">
            <text:p>18.5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formula="of:=IF(ISBLANK([.U180]); [.P180]; [.P180]-[.R180])" office:value-type="float" office:value="14.99" calcext:value-type="float">
            <text:p>14.9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e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U181]); [.P181]; [.P181]-[.R18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formula="of:=IF(ISBLANK([.U182]); [.P182]; [.P182]-[.R182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formula="of:=IF(ISBLANK([.U183]); [.P183]; [.P183]-[.R183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formula="of:=IF(ISBLANK([.U184]); [.P184]; [.P184]-[.R184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formula="of:=IF(ISBLANK([.U185]); [.P185]; [.P185]-[.R18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U186]); [.P186]; [.P186]-[.R18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peach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ISBLANK([.U187]); [.P187]; [.P187]-[.R187])" office:value-type="float" office:value="8.041" calcext:value-type="float">
            <text:p>8.0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188]); [.P188]; [.P188]-[.R188])" office:value-type="float" office:value="9.4" calcext:value-type="float">
            <text:p>9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ISBLANK([.U189]); [.P189]; [.P189]-[.R189])"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Fix &amp; Fogg</text:p>
          </table:table-cell>
          <table:table-cell table:style-name="ce26"/>
          <table:table-cell table:style-name="ce21" office:value-type="string" calcext:value-type="string">
            <text:p>cocoa</text:p>
          </table:table-cell>
          <table:table-cell table:style-name="ce21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F(ISBLANK([.U190]); [.P190]; [.P190]-[.R190])" office:value-type="float" office:value="15.2" calcext:value-type="float">
            <text:p>15.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16.13" calcext:value-type="float">
            <text:p>16.1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formula="of:=IF(ISBLANK([.U191]); [.P191]; [.P191]-[.R191])" office:value-type="float" office:value="7.63" calcext:value-type="float">
            <text:p>7.6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formula="of:=IF(ISBLANK([.U192]); [.P192]; [.P192]-[.R192])" office:value-type="float" office:value="8.9" calcext:value-type="float">
            <text:p>8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alax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rl barley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ISBLANK([.U193]); [.P193]; [.P193]-[.R193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formula="of:=IF(ISBLANK([.U194]); [.P194]; [.P194]-[.R194])" office:value-type="float" office:value="6.4" calcext:value-type="float">
            <text:p>6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ISBLANK([.U195]); [.P195]; [.P195]-[.R195])" office:value-type="float" office:value="4.71" calcext:value-type="float">
            <text:p>4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formula="of:=IF(ISBLANK([.U196]); [.P196]; [.P196]-[.R196])" office:value-type="float" office:value="13.7" calcext:value-type="float">
            <text:p>13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ISBLANK([.U197]); [.P197]; [.P197]-[.R197])" office:value-type="float" office:value="17.8" calcext:value-type="float">
            <text:p>17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Yummy Fruit &amp; Nut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ISBLANK([.U198]); [.P198]; [.P198]-[.R198])"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The Protein Bread Co</text:p>
          </table:table-cell>
          <table:table-cell table:style-name="ce26"/>
          <table:table-cell table:style-name="ce21" office:value-type="string" calcext:value-type="string">
            <text:p>flourless</text:p>
          </table:table-cell>
          <table:table-cell table:style-name="ce21"/>
          <table:table-cell table:style-name="ce21" office:value-type="string" calcext:value-type="string">
            <text:p>pizza base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formula="of:=IF(ISBLANK([.U199]); [.P199]; [.P199]-[.R199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ine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200]); [.P200]; [.P200]-[.R200])" office:value-type="float" office:value="8.2" calcext:value-type="float">
            <text:p>8.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l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IF(ISBLANK([.U201]); [.P201]; [.P201]-[.R201])" office:value-type="float" office:value="11.42" calcext:value-type="float">
            <text:p>11.4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formula="of:=IF(ISBLANK([.U202]); [.P202]; [.P202]-[.R202])" office:value-type="float" office:value="58.6" calcext:value-type="float">
            <text:p>58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ISBLANK([.U203]); [.P203]; [.P203]-[.R203])" office:value-type="float" office:value="58" calcext:value-type="float">
            <text:p>5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Carisma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formula="of:=IF(ISBLANK([.U204]); [.P204]; [.P204]-[.R204])" office:value-type="float" office:value="8.8" calcext:value-type="float">
            <text:p>8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formula="of:=IF(ISBLANK([.U205]); [.P205]; [.P205]-[.R205])" office:value-type="float" office:value="13.31" calcext:value-type="float">
            <text:p>13.3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protein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BLANK([.U206]); [.P206]; [.P206]-[.R20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formula="of:=IF(ISBLANK([.U207]); [.P207]; [.P207]-[.R207])" office:value-type="float" office:value="4.67" calcext:value-type="float">
            <text:p>4.6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Nature’s Way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IF(ISBLANK([.U208]); [.P208]; [.P208]-[.R208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IGA Signatu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formula="of:=IF(ISBLANK([.U209]); [.P209]; [.P209]-[.R209])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olletj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IF(ISBLANK([.U210]); [.P210]; [.P210]-[.R210])" office:value-type="float" office:value="35" calcext:value-type="float">
            <text:p>3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Van Der Meul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formula="of:=IF(ISBLANK([.U211]); [.P211]; [.P211]-[.R211])" office:value-type="float" office:value="36.8" calcext:value-type="float">
            <text:p>36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umpk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BLANK([.U212]); [.P212]; [.P212]-[.R212])" office:value-type="float" office:value="6" calcext:value-type="float">
            <text:p>6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ISBLANK([.U213]); [.P213]; [.P213]-[.R213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ISBLANK([.U214]); [.P214]; [.P214]-[.R214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raisin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formula="of:=IF(ISBLANK([.U215]); [.P215]; [.P215]-[.R215])" office:value-type="float" office:value="71.4" calcext:value-type="float">
            <text:p>71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formula="of:=IF(ISBLANK([.U216]); [.P216]; [.P216]-[.R216])" office:value-type="float" office:value="23.98" calcext:value-type="float">
            <text:p>23.9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formula="of:=IF(ISBLANK([.U217]); [.P217]; [.P217]-[.R217])" office:value-type="float" office:value="27.77" calcext:value-type="float">
            <text:p>27.7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DeliGrains</text:p>
          </table:table-cell>
          <table:table-cell table:style-name="ce32"/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3"/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formula="of:=IF(ISBLANK([.U218]); [.P218]; [.P218]-[.R218])" office:value-type="float" office:value="81" calcext:value-type="float">
            <text:p>8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formula="of:=IF(ISBLANK([.U219]); [.P219]; [.P219]-[.R219])" office:value-type="float" office:value="3.3" calcext:value-type="float">
            <text:p>3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formula="of:=IF(ISBLANK([.U220]); [.P220]; [.P220]-[.R220])" office:value-type="float" office:value="3.1" calcext:value-type="float">
            <text:p>3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formula="of:=IF(ISBLANK([.U221]); [.P221]; [.P221]-[.R221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e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formula="of:=IF(ISBLANK([.U222]); [.P222]; [.P222]-[.R222])" office:value-type="float" office:value="2.05" calcext:value-type="float">
            <text:p>2.0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mel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formula="of:=IF(ISBLANK([.U223]); [.P223]; [.P223]-[.R223])" office:value-type="float" office:value="7.26" calcext:value-type="float">
            <text:p>7.2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224]); [.P224]; [.P224]-[.R224])"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ISBLANK([.U225]); [.P225]; [.P225]-[.R225])"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IF(ISBLANK([.U226]); [.P226]; [.P226]-[.R226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IF(ISBLANK([.U227]); [.P227]; [.P227]-[.R227]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formula="of:=IF(ISBLANK([.U228]); [.P228]; [.P228]-[.R228])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formula="of:=IF(ISBLANK([.U229]); [.P229]; [.P229]-[.R229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formula="of:=IF(ISBLANK([.U230]); [.P230]; [.P230]-[.R230])" office:value-type="float" office:value="5.1" calcext:value-type="float">
            <text:p>5.1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93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formula="of:=IF(ISBLANK([.U233]); [.P233]; [.P233]-[.R233])" office:value-type="float" office:value="5.8" calcext:value-type="float">
            <text:p>5.8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70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formula="of:=IF(ISBLANK([.U234]); [.P234]; [.P234]-[.R234])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 table:number-columns-repeated="2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formula="of:=IF(ISBLANK([.U235]); [.P235]; [.P235]-[.R235])" office:value-type="float" office:value="2.7" calcext:value-type="float">
            <text:p>2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raku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auerkrau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Yeo’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esam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37]); [.P237]; [.P237]-[.R23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ISBLANK([.U238]); [.P238]; [.P238]-[.R238])"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soy 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239]); [.P239]; [.P239]-[.R239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soy milk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F(ISBLANK([.U240]); [.P240]; [.P240]-[.R240]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formula="of:=IF(ISBLANK([.U241]); [.P241]; [.P241]-[.R241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1" table:number-columns-repeated="2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formula="of:=IF(ISBLANK([.U242]); [.P242]; [.P242]-[.R242])" office:value-type="float" office:value="6.8" calcext:value-type="float">
            <text:p>6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kkoman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kk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formula="of:=IF(ISBLANK([.U243]); [.P243]; [.P243]-[.R243])" office:value-type="float" office:value="9.8" calcext:value-type="float">
            <text:p>9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1"/>
          <table:table-cell table:style-name="ce26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formula="of:=IF(ISBLANK([.U244]); [.P244]; [.P244]-[.R244])"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pinac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3.63" calcext:value-type="float">
            <text:p>3.6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formula="of:=IF(ISBLANK([.U245]); [.P245]; [.P245]-[.R245])" office:value-type="float" office:value="1.43" calcext:value-type="float">
            <text:p>1.4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scallop</text:p>
          </table:table-cell>
          <table:table-cell table:style-name="ce21" office:value-type="string" calcext:value-type="string">
            <text:p>squas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3.84" calcext:value-type="float">
            <text:p>3.8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ISBLANK([.U246]); [.P246]; [.P246]-[.R246])" office:value-type="float" office:value="2.64" calcext:value-type="float">
            <text:p>2.6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U247]); [.P247]; [.P247]-[.R247])" office:value-type="float" office:value="5.68" calcext:value-type="float">
            <text:p>5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gar</text:p>
          </table:table-cell>
          <table:table-cell table:style-name="ce21"/>
          <table:table-cell table:style-name="ce19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248]); [.P248]; [.P248]-[.R248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formula="of:=IF(ISBLANK([.U249]); [.P249]; [.P249]-[.R249])" office:value-type="float" office:value="67.4" calcext:value-type="float">
            <text:p>67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nflower seeds</text:p>
          </table:table-cell>
          <table:table-cell table:style-name="ce21"/>
          <table:table-cell table:style-name="ce30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ISBLANK([.U250]); [.P250]; [.P250]-[.R250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weet potat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IF(ISBLANK([.U251]); [.P251]; [.P251]-[.R251])" office:value-type="float" office:value="20.12" calcext:value-type="float">
            <text:p>20.1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arwari</text:p>
          </table:table-cell>
          <table:table-cell table:style-name="ce26"/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unhulled</text:p>
          </table:table-cell>
          <table:table-cell table:style-name="ce21" office:value-type="string" calcext:value-type="string">
            <text:p>tahin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formula="of:=IF(ISBLANK([.U252]); [.P252]; [.P252]-[.R252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yc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253]); [.P253]; [.P253]-[.R253])" office:value-type="float" office:value="9.7" calcext:value-type="float">
            <text:p>9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per Soy</text:p>
          </table:table-cell>
          <table:table-cell table:style-name="ce26"/>
          <table:table-cell table:style-name="ce21" office:value-type="string" calcext:value-type="string">
            <text:p>firm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formula="of:=IF(ISBLANK([.U254]); [.P254]; [.P254]-[.R254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formula="of:=IF(ISBLANK([.U255]); [.P255]; [.P255]-[.R255])" office:value-type="float" office:value="3.9" calcext:value-type="float">
            <text:p>3.9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IF(ISBLANK([.U256]); [.P256]; [.P256]-[.R256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257]); [.P257]; [.P257]-[.R257])"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 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ISBLANK([.U258]); [.P258]; [.P258]-[.R258])"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formula="of:=IF(ISBLANK([.U259]); [.P259]; [.P259]-[.R25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IF(ISBLANK([.U260]); [.P260]; [.P260]-[.R26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light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formula="of:=IF(ISBLANK([.U261]); [.P261]; [.P261]-[.R26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IF(ISBLANK([.U262]); [.P262]; [.P262]-[.R26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zatzik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IF(ISBLANK([.U263]); [.P263]; [.P263]-[.R263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1"/>
          <table:table-cell table:style-name="ce19"/>
          <table:table-cell table:style-name="ce21" office:value-type="string" calcext:value-type="string">
            <text:p>dips and spreads</text:p>
          </table:table-cell>
          <table:table-cell table:style-name="ce48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formula="of:=IF(ISBLANK([.U264]); [.P264]; [.P264]-[.R264])" office:value-type="float" office:value="17.5" calcext:value-type="float">
            <text:p>17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formula="of:=IF(ISBLANK([.U265]); [.P265]; [.P265]-[.R265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66]); [.P266]; [.P266]-[.R266])"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formula="of:=IF(ISBLANK([.U267]); [.P267]; [.P267]-[.R267])" office:value-type="float" office:value="15.7" calcext:value-type="float">
            <text:p>15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1"/>
          <table:table-cell table:style-name="ce26"/>
          <table:table-cell table:style-name="ce21" office:value-type="string" calcext:value-type="string">
            <text:p>nuts and seeds</text:p>
          </table:table-cell>
          <table:table-cell table:style-name="ce48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ISBLANK([.U268]); [.P268]; [.P268]-[.R268])"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formula="of:=IF(ISBLANK([.U269]); [.P269]; [.P269]-[.R269])" office:value-type="float" office:value="43" calcext:value-type="float">
            <text:p>43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IF(ISBLANK([.U270]); [.P270]; [.P270]-[.R270])" office:value-type="float" office:value="7.15" calcext:value-type="float">
            <text:p>7.1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BLANK([.U271]); [.P271]; [.P271]-[.R271])"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72]); [.P272]; [.P272]-[.R272])"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formula="of:=IF(ISBLANK([.U273]); [.P273]; [.P273]-[.R273])" office:value-type="float" office:value="6" calcext:value-type="float">
            <text:p>6</text:p>
          </table:table-cell>
          <table:table-cell table:style-name="ce36" table:number-columns-repeated="2"/>
          <table:table-cell table:number-columns-repeated="999"/>
        </table:table-row>
        <table:table-row table:style-name="ro10">
          <table:table-cell table:style-name="ce21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formula="of:=IF(ISBLANK([.U274]); [.P274]; [.P274]-[.R274])" office:value-type="float" office:value="7.4" calcext:value-type="float">
            <text:p>7.4</text:p>
          </table:table-cell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10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ISBLANK([.U275]); [.P275]; [.P275]-[.R275])" office:value-type="float" office:value="4.2" calcext:value-type="float">
            <text:p>4.2</text:p>
          </table:table-cell>
          <table:table-cell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5" office:value-type="string" calcext:value-type="string">
            <text:p>4% fat</text:p>
          </table:table-cell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ISBLANK([.U276]); [.P276]; [.P276]-[.R276])" office:value-type="float" office:value="3.9" calcext:value-type="float">
            <text:p>3.9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ISBLANK([.U277]); [.P277]; [.P277]-[.R277])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formula="of:=IF(ISBLANK([.U278]); [.P278]; [.P278]-[.R278])" office:value-type="float" office:value="6.9" calcext:value-type="float">
            <text:p>6.9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formula="of:=IF(ISBLANK([.U279]); [.P279]; [.P279]-[.R279])" office:value-type="float" office:value="6.3" calcext:value-type="float">
            <text:p>6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formula="of:=IF(ISBLANK([.U280]); [.P280]; [.P280]-[.R280])" office:value-type="float" office:value="7.4" calcext:value-type="float">
            <text:p>7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U281]); [.P281]; [.P281]-[.R281])" office:value-type="float" office:value="6.7" calcext:value-type="float">
            <text:p>6.7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zucchin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U282]); [.P282]; [.P282]-[.R282])" office:value-type="float" office:value="3.11" calcext:value-type="float">
            <text:p>3.11</text:p>
          </table:table-cell>
          <table:table-cell table:number-columns-repeated="1001"/>
        </table:table-row>
        <table:table-row table:style-name="ro2" table:number-rows-repeated="104829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23" table:default-cell-style-name="Default"/>
        <table:table-column table:style-name="co24" table:default-cell-style-name="ce45"/>
        <table:table-column table:style-name="co25" table:default-cell-style-name="ce18"/>
        <table:table-column table:style-name="co10" table:default-cell-style-name="ce51"/>
        <table:table-column table:style-name="co22" table:number-columns-repeated="1020" table:default-cell-style-name="Default"/>
        <table:table-row table:style-name="ro9">
          <table:table-cell table:style-name="ce52" office:value-type="string" calcext:value-type="string">
            <text:p>id</text:p>
          </table:table-cell>
          <table:table-cell table:style-name="ce53" office:value-type="string" calcext:value-type="string">
            <text:p>foo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ods.A2:Foods.T28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3:44:40.563210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6-30T13:47:17.453326774</dc:date>
    <meta:editing-duration>P1DT12H59M33S</meta:editing-duration>
    <meta:editing-cycles>308</meta:editing-cycles>
    <meta:generator>LibreOffice/5.3.3.2$Linux_X86_64 LibreOffice_project/30m0$Build-2</meta:generator>
    <meta:document-statistic meta:table-count="2" meta:cell-count="4475" meta:object-count="0"/>
  </office:meta>
</office:document-meta>
</file>